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7d64" officeooo:paragraph-rsid="00067d64"/>
    </style:style>
    <style:style style:name="P2" style:family="paragraph" style:parent-style-name="Standard">
      <style:text-properties officeooo:rsid="0007325a" officeooo:paragraph-rsid="0007325a"/>
    </style:style>
    <style:style style:name="T1" style:family="text">
      <style:text-properties officeooo:rsid="000689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$authors</text:p>
      <text:p text:style-name="P2">$title</text:p>
      <text:p text:style-name="P1">JAKI i J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21:03:38.538917460</meta:creation-date>
    <meta:generator>LibreOffice/5.2.4.1$Linux_X86_64 LibreOffice_project/20m0$Build-1</meta:generator>
    <dc:date>2016-12-27T18:13:12.693639409</dc:date>
    <meta:editing-duration>PT1M8S</meta:editing-duration>
    <meta:editing-cycles>4</meta:editing-cycles>
    <meta:document-statistic meta:table-count="0" meta:image-count="0" meta:object-count="0" meta:page-count="1" meta:paragraph-count="3" meta:word-count="5" meta:character-count="24" meta:non-whitespace-character-count="22"/>
  </office:meta>
</office:document-meta>
</file>